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, serif"/>
    <style:font-face style:name="Times New Roman" svg:font-family="'Times New Roman', Times, serif"/>
    <style:font-face style:name="Arial2" svg:font-family="Arial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text-indent="2cm" style:auto-text-indent="false"/>
      <style:text-properties style:font-name="Times New Roman" fo:font-size="9pt" officeooo:paragraph-rsid="000f3661" style:font-size-asian="11.5pt"/>
    </style:style>
    <style:style style:name="P2" style:family="paragraph" style:parent-style-name="Standard">
      <style:paragraph-properties fo:margin-left="0cm" fo:margin-right="0cm" fo:margin-top="0.106cm" fo:margin-bottom="0.106cm" loext:contextual-spacing="false" fo:line-height="100%" fo:text-align="justify" style:justify-single-word="false" fo:text-indent="2cm" style:auto-text-indent="false"/>
      <style:text-properties style:font-name="Times New Roman1" fo:font-size="11.5pt" officeooo:paragraph-rsid="000e6660" style:font-size-asian="11.5pt"/>
    </style:style>
    <style:style style:name="P3" style:family="paragraph" style:parent-style-name="Standard">
      <style:paragraph-properties fo:margin-left="0cm" fo:margin-right="0cm" fo:margin-top="0.106cm" fo:margin-bottom="0.106cm" loext:contextual-spacing="false" fo:line-height="100%" fo:text-align="justify" style:justify-single-word="false" fo:text-indent="2cm" style:auto-text-indent="false"/>
      <style:text-properties officeooo:paragraph-rsid="000e6660"/>
    </style:style>
    <style:style style:name="P4" style:family="paragraph" style:parent-style-name="Text_20_body">
      <style:paragraph-properties fo:margin-top="0cm" fo:margin-bottom="0cm" loext:contextual-spacing="false" fo:text-align="justify" style:justify-single-word="false"/>
      <style:text-properties style:font-name="Times New Roman" fo:font-size="9pt" officeooo:paragraph-rsid="000f3661"/>
    </style:style>
    <style:style style:name="P5" style:family="paragraph" style:parent-style-name="Text_20_body">
      <style:paragraph-properties fo:margin-top="0cm" fo:margin-bottom="0cm" loext:contextual-spacing="false" fo:text-align="justify" style:justify-single-word="false"/>
      <style:text-properties style:font-name="Times New Roman" fo:font-size="9pt" officeooo:paragraph-rsid="0010dd7d"/>
    </style:style>
    <style:style style:name="P6" style:family="paragraph" style:parent-style-name="Text_20_body">
      <style:paragraph-properties fo:margin-top="0cm" fo:margin-bottom="0cm" loext:contextual-spacing="false" fo:text-align="justify" style:justify-single-word="false"/>
      <style:text-properties style:font-name="Arial" fo:font-size="11pt" officeooo:rsid="001b1241" officeooo:paragraph-rsid="001996f0" style:font-size-asian="11pt"/>
    </style:style>
    <style:style style:name="P7" style:family="paragraph" style:parent-style-name="Text_20_body">
      <style:paragraph-properties fo:margin-top="0cm" fo:margin-bottom="0cm" loext:contextual-spacing="false" fo:text-align="justify" style:justify-single-word="false"/>
      <style:text-properties style:font-name="Arial" fo:font-size="11pt" officeooo:rsid="00165d10" officeooo:paragraph-rsid="00165d10" style:font-size-asian="11pt"/>
    </style:style>
    <style:style style:name="P8" style:family="paragraph" style:parent-style-name="Standard">
      <style:text-properties style:font-name="Liberation Serif" fo:font-size="10pt" style:font-size-asian="10pt" style:font-size-complex="10pt"/>
    </style:style>
    <style:style style:name="P9" style:family="paragraph" style:parent-style-name="Text_20_body">
      <style:paragraph-properties fo:margin-left="0cm" fo:margin-right="0cm" fo:line-height="100%" fo:text-align="justify" style:justify-single-word="false" fo:text-indent="1.249cm" style:auto-text-indent="false"/>
      <style:text-properties fo:font-variant="normal" fo:text-transform="none" style:font-name="Liberation Serif1" fo:font-size="10pt" fo:font-style="normal" fo:font-weight="normal"/>
    </style:style>
    <style:style style:name="P10" style:family="paragraph" style:parent-style-name="Text_20_body">
      <style:paragraph-properties fo:margin-left="0cm" fo:margin-right="0cm" fo:line-height="100%" fo:text-align="justify" style:justify-single-word="false" fo:text-indent="1.249cm" style:auto-text-indent="false"/>
      <style:text-properties fo:font-variant="normal" fo:text-transform="none" fo:font-style="normal" fo:font-weight="normal"/>
    </style:style>
    <style:style style:name="P11" style:family="paragraph" style:parent-style-name="Text_20_body">
      <style:paragraph-properties fo:margin-left="0cm" fo:margin-right="0cm" fo:text-align="justify" style:justify-single-word="false" fo:text-indent="1.249cm" style:auto-text-indent="false"/>
      <style:text-properties fo:font-variant="normal" fo:text-transform="none" fo:font-size="9pt" fo:font-style="normal" fo:font-weight="normal"/>
    </style:style>
    <style:style style:name="P12" style:family="paragraph" style:parent-style-name="Text_20_body">
      <style:paragraph-properties fo:margin-left="0cm" fo:margin-right="0cm" fo:line-height="100%" fo:text-align="justify" style:justify-single-word="false" fo:text-indent="1.249cm" style:auto-text-indent="false"/>
    </style:style>
    <style:style style:name="P13" style:family="paragraph" style:parent-style-name="Standard">
      <style:paragraph-properties fo:text-align="start" style:justify-single-word="false"/>
    </style:style>
    <style:style style:name="P14" style:family="paragraph" style:parent-style-name="Standard">
      <style:text-properties style:font-name="Liberation Serif" fo:font-size="10pt" style:font-size-asian="10pt" style:font-size-complex="10pt"/>
    </style:style>
    <style:style style:name="T1" style:family="text">
      <style:text-properties style:font-name="Times New Roman1" fo:font-size="11.5pt" style:font-size-asian="11.5pt"/>
    </style:style>
    <style:style style:name="T2" style:family="text">
      <style:text-properties style:font-name="Times New Roman1" fo:font-size="11.5pt" fo:font-style="italic" style:font-size-asian="11.5pt" style:font-style-asian="italic"/>
    </style:style>
    <style:style style:name="T3" style:family="text">
      <style:text-properties style:font-name="Times New Roman1" fo:font-size="11.5pt" fo:font-style="normal" style:font-size-asian="11.5pt" style:font-style-asian="normal"/>
    </style:style>
    <style:style style:name="T4" style:family="text">
      <style:text-properties style:font-name="Times New Roman1" fo:font-size="11.5pt" fo:font-weight="bold" style:font-size-asian="11.5pt" style:font-weight-asian="bold"/>
    </style:style>
    <style:style style:name="T5" style:family="text">
      <style:text-properties style:font-name="Times New Roman1" fo:font-size="11.5pt" fo:font-weight="normal" style:font-size-asian="11.5pt" style:font-weight-asian="normal"/>
    </style:style>
    <style:style style:name="T6" style:family="text">
      <style:text-properties style:font-name="Times New Roman1" fo:font-size="9.5pt" style:font-size-asian="9.5pt"/>
    </style:style>
    <style:style style:name="T7" style:family="text">
      <style:text-properties style:font-name="Times New Roman1" fo:font-size="9.5pt" fo:font-weight="bold" style:font-size-asian="9.5pt" style:font-weight-asian="bold"/>
    </style:style>
    <style:style style:name="T8" style:family="text">
      <style:text-properties style:font-name="Times New Roman1" fo:font-size="10pt" style:font-size-asian="10pt"/>
    </style:style>
    <style:style style:name="T9" style:family="text">
      <style:text-properties fo:font-size="9pt"/>
    </style:style>
    <style:style style:name="T10" style:family="text">
      <style:text-properties style:font-name="Liberation Serif1" fo:font-size="9pt"/>
    </style:style>
    <style:style style:name="T11" style:family="text">
      <style:text-properties style:font-name="Liberation Serif1" fo:font-size="10pt"/>
    </style:style>
    <style:style style:name="T12" style:family="text">
      <style:text-properties fo:font-variant="normal" fo:text-transform="none" style:font-name="Liberation Serif1" fo:font-size="10pt" fo:font-style="normal" fo:font-weight="normal"/>
    </style:style>
    <style:style style:name="T13" style:family="text">
      <style:text-properties style:font-name="Arial" fo:font-size="8pt" style:font-size-asian="8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6">Vistos etc.</text:span></text:p>
      <text:p text:style-name="P13"><text:span text:style-name="T6">Tratam os autos de execução de penas unificadas em 10 (dez) anos e 4 (quatro) meses de reclusão, em regime fechado, em que</text:span></text:p>
      <text:p text:style-name="P13"><text:span text:style-name="T6">a defesa apresentou embargos de declaração à decisão proferida no evento 12, alegando omissão por não ter sido determinado</text:span></text:p>
      <text:p text:style-name="P13"><text:span text:style-name="T6">que fossem anexados aos autos os processos de nº 0403693-43.2010.8.20.0001, 0129404-89.2011.8.20.0001 e</text:span></text:p>
      <text:p text:style-name="P13"><text:span text:style-name="T6">0101384-49.2015.8.20.0001, que determinaram a unificação da pena, indisponibilizando assim dados essenciais a fiscalização</text:span></text:p>
      <text:p text:style-name="P13"><text:span text:style-name="T6">do cumprimento de pena do apenado, bem como pugnando pela correção de equívoco no saldo da pena, pois seria de 5 (cinco)</text:span></text:p>
      <text:p text:style-name="P13"><text:span text:style-name="T6">anos, 6 (seis) meses e 25 (vinte e cinco) dias, o que não corresponde ao regime fechado (evento 25).</text:span></text:p>
      <text:p text:style-name="P13"><text:span text:style-name="T6">Interveio o Ministério Público, opinando pelo reconhecimento parcial da omissão, pois os processos apontados pela Defensoria</text:span></text:p>
      <text:p text:style-name="P13"><text:span text:style-name="T6">estão anexado aos autos com as respectivas guias, e, quanto ao regime de cumprimento de pena, considerando o saldo</text:span></text:p>
      <text:p text:style-name="P13"><text:span text:style-name="T6">remanescente atual de 5 (cinco) anos, 6 (seis) meses e 7 (sete) dias, opinou para adequação do regime do apenado no</text:span></text:p>
      <text:p text:style-name="P13"><text:span text:style-name="T6">semiaberto (evento 30 ).</text:span></text:p>
      <text:p text:style-name="P13"><text:span text:style-name="T6">Relatados.</text:span></text:p>
      <text:p text:style-name="P13"><text:span text:style-name="T8">Com razão parcial o parecer ministerial, pois encontram-se nos autos as guias dos processos de nº</text:span></text:p>
      <text:p text:style-name="P13"><text:span text:style-name="T6">0403693-43.2010.8.20.0001, 0129404-89.2011.8.20.0001 </text:span><text:span text:style-name="T8">.</text:span></text:p>
      <text:p text:style-name="P13"><text:span text:style-name="T8">Com relação à execução penal provisória de nº </text:span><text:span text:style-name="T6">0101384-49.2015.8.20.0001, observo que foi inserida equivocadamente na</text:span></text:p>
      <text:p text:style-name="P13"><text:span text:style-name="T6">decisão, pois já fora apensada no PEP 0403693-43.2010.8.20.0001, que está digitalizado no evento 10.3, onde unificadas as</text:span></text:p>
      <text:p text:style-name="P13"><text:span text:style-name="T6">penas das ações penais da nº </text:span><text:span text:style-name="T8">0129404-89.2011.8.20.0001 - antigo nº 0407751-89.2010.8.20.0001 (evento 10.3, fl. 41e</text:span></text:p>
      <text:p text:style-name="P13"><text:span text:style-name="T8">verso, pág. virtual 51 e 52).</text:span></text:p>
      <text:p text:style-name="P13"><text:span text:style-name="T8">Já o processo de nº 0130534-12.2014.8.20.0001 foi anexado no evento 10.5 e unificado à PEP</text:span></text:p>
      <text:p text:style-name="P13"><text:span text:style-name="T6">0403693-43.2010.8.20.0001 no evento 10.1, com acórdão redutor no evento 14.1.</text:span></text:p>
      <text:p text:style-name="P13"><text:span text:style-name="T6">Ademais, o processo de origem desta execução penal foi de nº </text:span><text:span text:style-name="T8">0102380.42.2018.8.20.0001, que está no evento 1.1.</text:span></text:p>
      <text:p text:style-name="P13"><text:span text:style-name="T8">Quanto ao regime penal, o parecerista não tem razão, pois o regime determinado na última decisão condenatória foi o</text:span></text:p>
      <text:p text:style-name="P13"><text:span text:style-name="T8">fechado (evento 14).</text:span></text:p>
      <text:p text:style-name="P13"><text:span text:style-name="T6">Desta forma, verificou-se que há erros na decisão do evento 12, pelo que anulo a decisão.</text:span></text:p>
      <text:p text:style-name="P13"><text:span text:style-name="T6">Enfim, trata-se de pena aplicada a SIDCLEY MARCULINO DA SILVA, de 03 (três) anos e 4 (quatro) meses de reclusão em</text:span></text:p>
      <text:p text:style-name="P13"><text:span text:style-name="T6">regime semiaberto , sendo recebida nova guia de recolhimento (evento 10) e acórdão da apelação (evento 14), tratando de</text:span></text:p>
      <text:p text:style-name="P13"><text:span text:style-name="T6">condenação a 7 (sete) anos de reclusão em regime fechado (PEP 0403693-43.2010.820.0001 – 12ª Vara Criminal).</text:span></text:p>
      <text:p text:style-name="P13"><text:span text:style-name="T6">Trata-se, na espécie, de concurso material de delitos, não se podendo ter os crimes como continuação entre si, impondo-se a</text:span></text:p>
      <text:p text:style-name="P13"><text:span text:style-name="T6">soma das penas.</text:span></text:p>
      <text:p text:style-name="P13"><text:span text:style-name="T13">Documento assinado digitalmente, conforme MP nº 2.200-2/2001, Lei nº 11.419/2006, resolução do Projudi, do TJPR/OE</text:span></text:p>
      <text:p text:style-name="P13"><text:span text:style-name="T13">Validação deste em http://seeu.pje.jus.br/seeu/ - Identificador: PJZY3 HWTVK K4FD5 S73VY</text:span></text:p>
      <text:p text:style-name="P13"><text:span text:style-name="T13">PROJUDI - Processo: 0109170-42.2018.8.20.0001 - Ref. mov. 34.1 - Assinado digitalmente por Henrique Baltazar Vilar dos Santos:18811221404</text:span></text:p>
      <text:p text:style-name="P13"><text:span text:style-name="T13">05/04/2019: INCIDENTE DE EXECUÇÃO PENAL. Arq: Decisão</text:span></text:p>
      <text:p text:style-name="P13"><text:span text:style-name="T6">Por oportuno, anoto que a data-base para futuros benefícios deve ser a da última prisão ou falta grave.</text:span></text:p>
      <text:p text:style-name="P13"><text:span text:style-name="T6">Isto posto, </text:span><text:span text:style-name="T7">reconheço o erro material da decisão do evento 12, anulando-a, e unifico em 10 (dez) anos, 4 (quatro) meses</text:span></text:p>
      <text:p text:style-name="P13"><text:span text:style-name="T6">a pena privativa de liberdade em execução nestes autos, a ser cumprida em , </text:span><text:span text:style-name="T7">de reclusão regime fechado </text:span><text:span text:style-name="T6">face ao determinado</text:span></text:p>
      <text:p text:style-name="P13"><text:span text:style-name="T6">na última decisão condenatória (evento 14).</text:span></text:p>
      <text:p text:style-name="P13"><text:span text:style-name="T6">P.R.I. Comunique-se ao estabelecimento prisional e expeça-se a competente Guia de Execução Penal unificadora. Oficie-se à</text:span></text:p>
      <text:p text:style-name="P13"><text:span text:style-name="T6">9ª Vara Criminal solicitando o acórdão que julgou o processo de nº 0102380-42.2018.8.20.0001, além da certidão de trânsito e</text:span></text:p>
      <text:p text:style-name="P8"><text:span text:style-name="T6">julgado.</text:span></text:p>
      <text:p text:style-name="P8"/>
      <text:p text:style-name="P6"/>
      <text:p text:style-name="P7"/>
      <text:p text:style-name="P5"/>
      <text:p text:style-name="P4"/>
      <text:p text:style-name="P4">Impende registrar, ainda, que o apenado através de seu advogado requer a alteração de 3/5 para 2/5 para o crime de tráfico de drogas, o qual foi condenado na ação penal nº 0101007-97.2015.8.20.0124, alegando que o apenado sofreu duas condenações por ter em sua posse maconha para uso pessoal (evento 8.1).</text:p>
      <text:p text:style-name="P4">Com razão o Ministério Público, opinou pelo deferimento parcial do pedido da defesa (evento 12.1). </text:p>
      <text:p text:style-name="P4">Relatados.</text:p>
      <text:p text:style-name="P4">Compulsando os autos, verifico que o apenado, quando praticou os fatos criminosos que culminaram nestas execuções, era primário em crime comum de tráfico privilegiado, porquanto a sentença condenatória (0103067-77.2014.8.20.0124) transitada em julgado em seu desfavor, reconheceu em seu favor a causa de diminuição de pena prevista no § 4º do art. 33 da Lei nº 11.3434/2006 (evento 1.3, fl. 29).</text:p>
      <text:p text:style-name="P4">Ademais, quanto a reincidência reconhecida na sentença condenatória na ação penal nº 0101007-97.2015.8.20.0124, o apenado ostenta a condição de reincidente a época do crime (evento 1.2, fl. 39) para obtenção da progressão de regime.</text:p>
      <text:p text:style-name="P4">Em sendo assim, necessária a retificação da guia de execução penal relacionada ao crime de tráfico privilegiado na ação penal nº 0103067-77.2014.8.20.0124 para fração de 1/6 (um sexto).</text:p>
      <text:p text:style-name="P4">Isto posto, mando retificar a guia de execução penal, para fazer constar que o penitente é primário, culminando na incidência para progressão de regime da fração de 1/6 (um sexto) da pena para o crime comum referente ao crime de tráfico privilegiado e mantenho a fração de 3/5 (três quinto) para reincidente no crime hediondo.</text:p>
      <text:p text:style-name="P1">P.R.I. Expeça-se a competente Guia de Execução Penal retificadora e os ofícios de ordem à autoridade carcerária. </text:p>
      <text:p text:style-name="P2"><text:soft-page-break/></text:p>
      <text:p text:style-name="P2"/>
      <text:p text:style-name="P2"/>
      <text:p text:style-name="P2"/>
      <text:p text:style-name="P2">Trata-se de de execução de pena imposta JOPABOLLO, em que o apenado apresentou embargos de declaração à decisão proferida à fl. 86, alegando que houve omissão por não ter apreciado a Portaria nº 001/2017 (fls. 91/93).</text:p>
      <text:p text:style-name="P2">Interveio o Ministério Público, opinando pelo reconhecimento da omissão e indeferimento da justificativa apresentada e do livramento condicional.</text:p>
      <text:p text:style-name="P2">Relatados.</text:p>
      <text:p text:style-name="P2">De logo, verifico omissão na decisão proferida à fl. 86, mas apenas quanto a não ter mencionado a Portaria nº 001/2017, que dispensou, no período de 01 a 29 de janeiro deste ano, o recolhimento noturno dos apenados, sem uso de monitoramento eletrônico, condicionando apenas a apresentação dos executados para justificação de atividades e assinatura diária na lista de frequência das 14 às 17 horas.</text:p>
      <text:p text:style-name="P2">Deste modo, em que pese o apenado, em tal horário, alegar impossibilidade de recolhimento em razão do trabalho, ele já estava sendo por demais beneficiado ao não se recolher, de modo que deveria ter informado o fato à direção do estabelecimento prisional e ajustado a sua apresentação em outro horário, ou ter adequado sua jornada de trabalho.</text:p>
      <text:p text:style-name="P2">Ora, deve o apenado se adequar ao cumprimento da pena e não o contrário.</text:p>
      <text:p text:style-name="P2">Dessarte, a mencionada justificativa de ausência não merece acolhida.</text:p>
      <text:p text:style-name="P2">Entretanto, as ausências do apenado não podem ser consideradas fuga, pois ele continuou cumprindo a pena, mesmo irregularmente.</text:p>
      <text:p text:style-name="P3"><text:span text:style-name="T1">Assim, conforme informado pela administração penitenciária, desatendeu o apenado ao previsto no inc. I, parte final, do art. 39 da lei nº 7.210/84 (</text:span><text:span text:style-name="T2">“cumprimento fiel da sentença”</text:span><text:span text:style-name="T3">), praticando falta disciplinar média, prevista no Regulamento Disciplinar do Sistema Penitenciário do Rio Grande do Norte, art. 74, inc. IV, merecendo punição.</text:span></text:p>
      <text:p text:style-name="P2">Ocorre que a referida falta não importa em regressão de regime, pelo que deverá o apenado continuar a cumprir a pena no regime semiaberto, com as conseqüências cabíveis no tocante ao registro de seu comportamento. Por outro lado, é certo que durante algum tempo a pena não estava sendo cumprida, devendo esse período ser afastado na guia de execução penal, bem como imposta a punição cabível. Deixo, porém, de determinar o recolhimento do apenado para não prejudicar seu trabalho.</text:p>
      <text:p text:style-name="P3"><text:span text:style-name="T1">Isto posto, reconheço a omissão na decisão anterior e entendo presente falta média, <text:s/>mandando registrar na guia de execução penal </text:span><text:span text:style-name="T4">quatorze dias</text:span><text:span text:style-name="T5"> </text:span><text:span text:style-name="T4"><text:s/></text:span><text:span text:style-name="T5">como pena não cumprida, mantendo o apenado no </text:span><text:span text:style-name="T4">regime semiaberto</text:span><text:span text:style-name="T5">. </text:span></text:p>
      <text:p text:style-name="P2">P.R.I. Encaminhe-se cópia do presente ao CPJC, servindo como comunicação para as providências devidas. Aguarde-se o prazo de dois meses para reabilitação do comportamento carcerário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, serif"/>
    <style:font-face style:name="Times New Roman" svg:font-family="'Times New Roman', Times, serif"/>
    <style:font-face style:name="Arial2" svg:font-family="Arial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4T10:55:37.546000000</meta:creation-date>
    <dc:date>2019-04-09T08:36:17.878000000</dc:date>
    <meta:editing-duration>PT7M41S</meta:editing-duration>
    <meta:editing-cycles>3</meta:editing-cycles>
    <meta:generator>LibreOffice/6.0.3.2$Windows_X86_64 LibreOffice_project/8f48d515416608e3a835360314dac7e47fd0b821</meta:generator>
    <meta:document-statistic meta:table-count="0" meta:image-count="0" meta:object-count="0" meta:page-count="2" meta:paragraph-count="60" meta:word-count="1216" meta:character-count="7888" meta:non-whitespace-character-count="6725"/>
  </office:meta>
</office:document-meta>
</file>